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8cm" svg:height="7.163cm" svg:x="0cm" svg:y="2.133cm" presentation:class="title" presentation:user-transformed="true">
          <draw:text-box>
            <text:p text:style-name="P1"><text:span text:style-name="T1">Hay una fuente en mí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Hay una fuente en mí</text:span><text:span text:style-name="T2"><text:line-break/></text:span><text:span text:style-name="T2">Que está brotando</text:span><text:span text:style-name="T2"><text:line-break/></text:span><text:span text:style-name="T2">Que está fluyendo</text:span><text:span text:style-name="T2"><text:line-break/></text:span><text:span text:style-name="T2">Dentro de mí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Es un río de alabanza</text:span><text:span text:style-name="T2"><text:line-break/></text:span><text:span text:style-name="T2">Y es un río de alabanza</text:span><text:span text:style-name="T2"><text:line-break/></text:span><text:span text:style-name="T2">Y de adoración</text:span><text:span text:style-name="T2"><text:line-break/></text:span><text:span text:style-name="T2">Dirigido hacia ti</text:span><text:span text:style-name="T2"><text:line-break/></text:span><text:span text:style-name="T2">Señor Jesús, recíbelo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24T18:52:09.452000000</meta:creation-date>
    <dc:date>2023-01-24T18:54:20.267000000</dc:date>
    <meta:editing-duration>PT2M11S</meta:editing-duration>
    <meta:editing-cycles>1</meta:editing-cycles>
    <meta:document-statistic meta:object-count="30"/>
    <meta:generator>Real_Office/6.2.3.2$Windows_x86 LibreOffice_project/b40a93cffb3080b9876e40c60e03703e9bd35612</meta:generator>
  </office:meta>
</office:document-meta>
</file>